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TransformerSupport.resolveUrlPath( String resourcePath , HttpServletRequest request , Resource resource , ResourceTransformerChain transformerChai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urceTransformerSupport.toAbsolutePath( String path ,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urceTransformerSupport.getResourceUrl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TransformerSupport.setResourceUrlProvider( @ Nullable ResourceUrlProvider resourceUrl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TransformerSupport.findResourceUrlProvider(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